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Registrar.TypeRegistrar( TypeMapping typeMapping , BindingLookupStrategy lookupStrategy , WsdlComplexTypes complex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Registrar.registerType( Class cls , QName xmlType , WsdlOperation . SOAPBindingStyle style , WsdlOperation . SOAPBindingUse us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